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9.82" calcext:value-type="float">
            <text:p>29.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0.85" calcext:value-type="float">
            <text:p>30.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8.96" calcext:value-type="float">
            <text:p>28.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9.65" calcext:value-type="float">
            <text:p>29.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30.06" calcext:value-type="float">
            <text:p>30.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9.93" calcext:value-type="float">
            <text:p>29.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30.11" calcext:value-type="float">
            <text:p>30.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30.27" calcext:value-type="float">
            <text:p>30.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30.54" calcext:value-type="float">
            <text:p>30.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31.09" calcext:value-type="float">
            <text:p>31.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31.37" calcext:value-type="float">
            <text:p>31.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31.47" calcext:value-type="float">
            <text:p>31.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31.55" calcext:value-type="float">
            <text:p>31.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31.58" calcext:value-type="float">
            <text:p>31.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31.63" calcext:value-type="float">
            <text:p>31.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31.72" calcext:value-type="float">
            <text:p>31.7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31.88" calcext:value-type="float">
            <text:p>31.8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31.99" calcext:value-type="float">
            <text:p>31.9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32.11" calcext:value-type="float">
            <text:p>32.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32.19" calcext:value-type="float">
            <text:p>32.1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32.43" calcext:value-type="float">
            <text:p>32.4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float" office:value="32.54" calcext:value-type="float">
            <text:p>32.5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float" office:value="32.49" calcext:value-type="float">
            <text:p>32.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office:value-type="float" office:value="32.77" calcext:value-type="float">
            <text:p>32.7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float" office:value="32.94" calcext:value-type="float">
            <text:p>32.9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office:value-type="float" office:value="33.26" calcext:value-type="float">
            <text:p>33.2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office:value-type="float" office:value="33.34" calcext:value-type="float">
            <text:p>33.3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office:value-type="float" office:value="33.55" calcext:value-type="float">
            <text:p>33.5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/>
          <table:table-cell office:value-type="float" office:value="33.73" calcext:value-type="float">
            <text:p>33.7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office:value-type="float" office:value="33.93" calcext:value-type="float">
            <text:p>33.9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office:value-type="float" office:value="34.02" calcext:value-type="float">
            <text:p>34.0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33.93" calcext:value-type="float">
            <text:p>33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1:09:03.546976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0:54:02.202252117</meta:creation-date>
    <dc:date>2015-04-18T11:08:50.269341303</dc:date>
    <meta:editing-duration>P0D</meta:editing-duration>
    <meta:editing-cycles>1</meta:editing-cycles>
    <meta:generator>LibreOffice/4.2.7.2$Linux_X86_64 LibreOffice_project/420m0$Build-2</meta:generator>
    <meta:document-statistic meta:table-count="1" meta:cell-count="106" meta:object-count="0"/>
  </office:meta>
</office:document-meta>
</file>